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roman"/>
    <style:font-face style:name="Palatino" svg:font-family="Palatino" style:font-family-generic="roman"/>
    <style:font-face style:name="Times New Roman1" svg:font-family="'Times New Roman'" style:font-family-generic="roman"/>
    <style:font-face style:name="FreeSans2"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Header">
      <style:paragraph-properties fo:text-align="end" style:justify-single-word="false"/>
      <style:text-properties officeooo:rsid="0000680e" officeooo:paragraph-rsid="0000680e"/>
    </style:style>
    <style:style style:name="P2" style:family="paragraph" style:parent-style-name="Standard">
      <style:paragraph-properties fo:line-height="200%" fo:text-align="start" style:justify-single-word="false"/>
      <style:text-properties style:font-name="Times New Roman" officeooo:rsid="0000cd09" officeooo:paragraph-rsid="00011009"/>
    </style:style>
    <style:style style:name="P3" style:family="paragraph" style:parent-style-name="Standard">
      <style:paragraph-properties fo:line-height="200%" fo:text-align="start" style:justify-single-word="false"/>
      <style:text-properties style:font-name="Times New Roman" officeooo:rsid="0000cd09" officeooo:paragraph-rsid="0037c5a1"/>
    </style:style>
    <style:style style:name="P4" style:family="paragraph" style:parent-style-name="Standard">
      <style:paragraph-properties fo:line-height="200%" fo:text-align="start" style:justify-single-word="false"/>
      <style:text-properties style:font-name="Times New Roman" officeooo:rsid="00032e01" officeooo:paragraph-rsid="000521da"/>
    </style:style>
    <style:style style:name="P5" style:family="paragraph" style:parent-style-name="Standard">
      <style:paragraph-properties fo:line-height="200%" fo:text-align="start" style:justify-single-word="false"/>
      <style:text-properties style:font-name="Times New Roman" officeooo:rsid="00032e01" officeooo:paragraph-rsid="00235be4"/>
    </style:style>
    <style:style style:name="P6" style:family="paragraph" style:parent-style-name="Standard">
      <style:paragraph-properties fo:line-height="200%" fo:text-align="start" style:justify-single-word="false"/>
      <style:text-properties style:font-name="Times New Roman" officeooo:rsid="00140d50" officeooo:paragraph-rsid="00159846"/>
    </style:style>
    <style:style style:name="P7" style:family="paragraph" style:parent-style-name="Standard">
      <style:paragraph-properties fo:line-height="200%" fo:text-align="start" style:justify-single-word="false"/>
      <style:text-properties style:font-name="Times New Roman" officeooo:rsid="00140d50" officeooo:paragraph-rsid="001626bd"/>
    </style:style>
    <style:style style:name="P8" style:family="paragraph" style:parent-style-name="Standard">
      <style:paragraph-properties fo:line-height="200%" fo:text-align="start" style:justify-single-word="false"/>
      <style:text-properties style:font-name="Times New Roman" officeooo:rsid="00140d50" officeooo:paragraph-rsid="0018ece9"/>
    </style:style>
    <style:style style:name="P9" style:family="paragraph" style:parent-style-name="Standard">
      <style:paragraph-properties fo:line-height="200%" fo:text-align="start" style:justify-single-word="false"/>
      <style:text-properties style:font-name="Times New Roman" officeooo:rsid="00140d50" officeooo:paragraph-rsid="004062b9"/>
    </style:style>
    <style:style style:name="P10" style:family="paragraph" style:parent-style-name="Standard">
      <style:paragraph-properties fo:line-height="200%" fo:text-align="start" style:justify-single-word="false"/>
      <style:text-properties style:font-name="Times New Roman" officeooo:rsid="00140d50" officeooo:paragraph-rsid="004df8fb"/>
    </style:style>
    <style:style style:name="P11" style:family="paragraph" style:parent-style-name="Standard">
      <style:paragraph-properties fo:line-height="200%" fo:text-align="start" style:justify-single-word="false"/>
      <style:text-properties style:font-name="Times New Roman" officeooo:rsid="0025dbad" officeooo:paragraph-rsid="0025dbad"/>
    </style:style>
    <style:style style:name="P12" style:family="paragraph" style:parent-style-name="Standard">
      <style:paragraph-properties fo:line-height="200%" fo:text-align="start" style:justify-single-word="false"/>
      <style:text-properties style:font-name="Times New Roman" officeooo:rsid="002b5b18" officeooo:paragraph-rsid="002b5b18"/>
    </style:style>
    <style:style style:name="P13" style:family="paragraph" style:parent-style-name="Standard">
      <style:paragraph-properties fo:line-height="200%" fo:text-align="start" style:justify-single-word="false"/>
      <style:text-properties style:font-name="Times New Roman" officeooo:rsid="002b5b18" officeooo:paragraph-rsid="0034664a"/>
    </style:style>
    <style:style style:name="P14" style:family="paragraph" style:parent-style-name="Standard">
      <style:paragraph-properties fo:line-height="200%" fo:text-align="start" style:justify-single-word="false"/>
      <style:text-properties style:font-name="Times New Roman" officeooo:rsid="002ee8f9" officeooo:paragraph-rsid="002ee8f9"/>
    </style:style>
    <style:style style:name="P15" style:family="paragraph" style:parent-style-name="Standard">
      <style:paragraph-properties fo:line-height="200%" fo:text-align="start" style:justify-single-word="false"/>
      <style:text-properties style:font-name="Times New Roman" officeooo:rsid="002ee8f9" officeooo:paragraph-rsid="004f01f4"/>
    </style:style>
    <style:style style:name="P16" style:family="paragraph" style:parent-style-name="Standard">
      <style:paragraph-properties fo:line-height="200%" fo:text-align="start" style:justify-single-word="false"/>
      <style:text-properties officeooo:paragraph-rsid="00084fe5"/>
    </style:style>
    <style:style style:name="P17" style:family="paragraph" style:parent-style-name="Standard">
      <style:paragraph-properties fo:line-height="200%" fo:text-align="start" style:justify-single-word="false"/>
      <style:text-properties officeooo:paragraph-rsid="00131c26"/>
    </style:style>
    <style:style style:name="P18" style:family="paragraph" style:parent-style-name="Standard">
      <style:paragraph-properties fo:line-height="200%" fo:text-align="start" style:justify-single-word="false"/>
      <style:text-properties officeooo:paragraph-rsid="0037c5a1"/>
    </style:style>
    <style:style style:name="P19" style:family="paragraph" style:parent-style-name="Standard">
      <style:paragraph-properties fo:line-height="200%" fo:text-align="start" style:justify-single-word="false"/>
      <style:text-properties officeooo:paragraph-rsid="003b82d1"/>
    </style:style>
    <style:style style:name="P20" style:family="paragraph" style:parent-style-name="Standard">
      <style:paragraph-properties fo:line-height="200%" fo:text-align="start" style:justify-single-word="false"/>
      <style:text-properties officeooo:paragraph-rsid="003dd8db"/>
    </style:style>
    <style:style style:name="P21" style:family="paragraph" style:parent-style-name="Standard">
      <style:paragraph-properties fo:line-height="200%" fo:text-align="start" style:justify-single-word="false"/>
      <style:text-properties officeooo:paragraph-rsid="004062b9"/>
    </style:style>
    <style:style style:name="P22" style:family="paragraph" style:parent-style-name="Standard">
      <style:paragraph-properties fo:margin-left="0.5in" fo:margin-right="0in" fo:text-indent="-0.5in" style:auto-text-indent="false" fo:break-before="page"/>
      <style:text-properties officeooo:rsid="0022980d" officeooo:paragraph-rsid="0032a8b3"/>
    </style:style>
    <style:style style:name="P23" style:family="paragraph" style:parent-style-name="Standard">
      <style:paragraph-properties fo:margin-left="0.5in" fo:margin-right="0in" fo:line-height="200%" fo:text-align="start" style:justify-single-word="false" fo:text-indent="-0.5in" style:auto-text-indent="false"/>
      <style:text-properties style:font-name="Times New Roman" officeooo:rsid="002ee8f9" officeooo:paragraph-rsid="0032a8b3"/>
    </style:style>
    <style:style style:name="P24" style:family="paragraph" style:parent-style-name="Standard">
      <style:paragraph-properties fo:margin-left="0.5in" fo:margin-right="0in" fo:text-indent="-0.5in" style:auto-text-indent="false"/>
      <style:text-properties officeooo:rsid="001f3f98" officeooo:paragraph-rsid="0032a8b3"/>
    </style:style>
    <style:style style:name="P25" style:family="paragraph" style:parent-style-name="Standard">
      <style:paragraph-properties fo:margin-left="0.5in" fo:margin-right="0in" fo:text-indent="-0.5in" style:auto-text-indent="false"/>
      <style:text-properties officeooo:rsid="0023a32c" officeooo:paragraph-rsid="0032a8b3"/>
    </style:style>
    <style:style style:name="P26" style:family="paragraph" style:parent-style-name="Standard">
      <style:paragraph-properties fo:margin-left="0.5in" fo:margin-right="0in" fo:text-indent="-0.5in" style:auto-text-indent="false"/>
      <style:text-properties fo:font-weight="normal" officeooo:rsid="001f3f98" officeooo:paragraph-rsid="0032a8b3" style:font-weight-asian="normal" style:font-weight-complex="normal"/>
    </style:style>
    <style:style style:name="P27" style:family="paragraph" style:parent-style-name="Standard">
      <style:paragraph-properties fo:margin-left="0.5in" fo:margin-right="0in" fo:text-indent="-0.5in" style:auto-text-indent="false"/>
      <style:text-properties officeooo:rsid="00165303" officeooo:paragraph-rsid="0032a8b3"/>
    </style:style>
    <style:style style:name="P28" style:family="paragraph" style:parent-style-name="Standard">
      <style:paragraph-properties fo:margin-left="0.5in" fo:margin-right="0in" fo:text-indent="-0.5in" style:auto-text-indent="false"/>
      <style:text-properties officeooo:rsid="0014f6c4" officeooo:paragraph-rsid="0032a8b3"/>
    </style:style>
    <style:style style:name="P29" style:family="paragraph" style:parent-style-name="Standard">
      <style:paragraph-properties fo:margin-left="0.5in" fo:margin-right="0in" fo:text-indent="-0.5in" style:auto-text-indent="false"/>
      <style:text-properties officeooo:rsid="0013533f" officeooo:paragraph-rsid="0032a8b3"/>
    </style:style>
    <style:style style:name="P30" style:family="paragraph" style:parent-style-name="Standard">
      <style:paragraph-properties fo:margin-left="0.5in" fo:margin-right="0in" fo:text-indent="-0.5in" style:auto-text-indent="false"/>
      <style:text-properties officeooo:paragraph-rsid="0032a8b3"/>
    </style:style>
    <style:style style:name="P31" style:family="paragraph" style:parent-style-name="Standard" style:master-page-name="">
      <style:paragraph-properties fo:margin-left="0.5in" fo:margin-right="0in" fo:line-height="150%" fo:text-indent="-0.5in" style:auto-text-indent="false" style:page-number="auto"/>
      <style:text-properties officeooo:rsid="00165303" officeooo:paragraph-rsid="0032a8b3"/>
    </style:style>
    <style:style style:name="P32" style:family="paragraph" style:parent-style-name="Footnote">
      <style:text-properties officeooo:paragraph-rsid="00032e01"/>
    </style:style>
    <style:style style:name="P33" style:family="paragraph" style:parent-style-name="Footnote">
      <style:text-properties officeooo:paragraph-rsid="000632cd"/>
    </style:style>
    <style:style style:name="P34" style:family="paragraph" style:parent-style-name="Footnote">
      <style:text-properties officeooo:rsid="0012e1bc" officeooo:paragraph-rsid="0012e1bc"/>
    </style:style>
    <style:style style:name="P35" style:family="paragraph" style:parent-style-name="Footnote">
      <style:text-properties officeooo:paragraph-rsid="00131c26"/>
    </style:style>
    <style:style style:name="P36" style:family="paragraph" style:parent-style-name="Footnote">
      <style:text-properties officeooo:paragraph-rsid="00140d50"/>
    </style:style>
    <style:style style:name="P37" style:family="paragraph" style:parent-style-name="Footnote">
      <style:text-properties officeooo:paragraph-rsid="0015192c"/>
    </style:style>
    <style:style style:name="P38" style:family="paragraph" style:parent-style-name="Footnote">
      <style:text-properties officeooo:rsid="001616ff" officeooo:paragraph-rsid="001616ff"/>
    </style:style>
    <style:style style:name="P39" style:family="paragraph" style:parent-style-name="Footnote">
      <style:text-properties officeooo:paragraph-rsid="001616ff"/>
    </style:style>
    <style:style style:name="P40" style:family="paragraph" style:parent-style-name="Footnote">
      <style:text-properties officeooo:rsid="001626bd" officeooo:paragraph-rsid="001626bd"/>
    </style:style>
    <style:style style:name="P41" style:family="paragraph" style:parent-style-name="Footnote">
      <style:text-properties officeooo:paragraph-rsid="001626bd"/>
    </style:style>
    <style:style style:name="P42" style:family="paragraph" style:parent-style-name="Footnote">
      <style:text-properties officeooo:paragraph-rsid="0018ece9"/>
    </style:style>
    <style:style style:name="P43" style:family="paragraph" style:parent-style-name="Footnote">
      <style:text-properties officeooo:rsid="0018ece9" officeooo:paragraph-rsid="0018ece9"/>
    </style:style>
    <style:style style:name="P44" style:family="paragraph" style:parent-style-name="Footnote">
      <style:text-properties officeooo:paragraph-rsid="001b80c5"/>
    </style:style>
    <style:style style:name="P45" style:family="paragraph" style:parent-style-name="Footnote">
      <style:text-properties officeooo:paragraph-rsid="001cf7de"/>
    </style:style>
    <style:style style:name="P46" style:family="paragraph" style:parent-style-name="Footnote">
      <style:text-properties officeooo:rsid="001cf7de" officeooo:paragraph-rsid="001cf7de"/>
    </style:style>
    <style:style style:name="P47" style:family="paragraph" style:parent-style-name="Footnote">
      <style:text-properties officeooo:rsid="002b0fa4" officeooo:paragraph-rsid="002b0fa4"/>
    </style:style>
    <style:style style:name="P48" style:family="paragraph" style:parent-style-name="Footnote">
      <style:text-properties officeooo:paragraph-rsid="0025dbad"/>
    </style:style>
    <style:style style:name="P49" style:family="paragraph" style:parent-style-name="Footnote">
      <style:text-properties officeooo:paragraph-rsid="002aa7fa"/>
    </style:style>
    <style:style style:name="P50" style:family="paragraph" style:parent-style-name="Footnote">
      <style:text-properties fo:font-style="normal" officeooo:paragraph-rsid="002ee8f9" style:font-style-asian="normal" style:font-style-complex="normal"/>
    </style:style>
    <style:style style:name="P51" style:family="paragraph" style:parent-style-name="Footnote">
      <style:text-properties officeooo:paragraph-rsid="002cdefc"/>
    </style:style>
    <style:style style:name="P52" style:family="paragraph" style:parent-style-name="Footnote">
      <style:text-properties officeooo:rsid="002cdefc" officeooo:paragraph-rsid="002cdefc"/>
    </style:style>
    <style:style style:name="P53" style:family="paragraph" style:parent-style-name="Footnote">
      <style:text-properties officeooo:paragraph-rsid="002e3acd"/>
    </style:style>
    <style:style style:name="P54" style:family="paragraph" style:parent-style-name="Footnote">
      <style:text-properties officeooo:paragraph-rsid="002ee8f9"/>
    </style:style>
    <style:style style:name="P55" style:family="paragraph" style:parent-style-name="Footnote">
      <style:text-properties officeooo:paragraph-rsid="00304f88"/>
    </style:style>
    <style:style style:name="P56" style:family="paragraph" style:parent-style-name="Footnote">
      <style:text-properties officeooo:rsid="00304f88" officeooo:paragraph-rsid="00304f88"/>
    </style:style>
    <style:style style:name="P57" style:family="paragraph" style:parent-style-name="Footnote">
      <style:text-properties officeooo:rsid="0031ab32" officeooo:paragraph-rsid="0031ab32"/>
    </style:style>
    <style:style style:name="P58" style:family="paragraph" style:parent-style-name="Footnote">
      <style:text-properties officeooo:paragraph-rsid="0032a8b3"/>
    </style:style>
    <style:style style:name="P59" style:family="paragraph" style:parent-style-name="Footnote">
      <style:text-properties officeooo:rsid="00112261" officeooo:paragraph-rsid="003b82d1"/>
    </style:style>
    <style:style style:name="P60" style:family="paragraph" style:parent-style-name="Footnote">
      <style:text-properties officeooo:paragraph-rsid="0011a8d3"/>
    </style:style>
    <style:style style:name="P61" style:family="paragraph" style:parent-style-name="Standard">
      <style:paragraph-properties fo:margin-top="0in" fo:margin-bottom="0in" loext:contextual-spacing="false" fo:line-height="100%" fo:text-align="center" style:justify-single-word="false" style:text-autospace="none"/>
      <style:text-properties style:font-name="Palatino" fo:font-size="12pt" fo:font-style="normal" fo:font-weight="bold" officeooo:rsid="0000cd09" officeooo:paragraph-rsid="0037c5a1" style:font-size-asian="12pt" style:font-style-asian="normal" style:font-weight-asian="bold" style:font-size-complex="12pt" style:font-style-complex="normal" style:font-weight-complex="bold"/>
    </style:style>
    <style:style style:name="P62" style:family="paragraph" style:parent-style-name="Standard">
      <style:paragraph-properties fo:line-height="200%" fo:text-align="start" style:justify-single-word="false"/>
      <style:text-properties style:font-name="Times New Roman" officeooo:rsid="0031ab32" officeooo:paragraph-rsid="004f01f4"/>
    </style:style>
    <style:style style:name="T1" style:family="text">
      <style:text-properties officeooo:rsid="00011009"/>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011009" style:font-style-asian="italic" style:font-style-complex="italic"/>
    </style:style>
    <style:style style:name="T5" style:family="text">
      <style:text-properties fo:font-style="italic" officeooo:rsid="0020f48f" style:font-style-asian="italic" style:font-style-complex="italic"/>
    </style:style>
    <style:style style:name="T6" style:family="text">
      <style:text-properties fo:font-style="italic" officeooo:rsid="0013533f"/>
    </style:style>
    <style:style style:name="T7" style:family="text">
      <style:text-properties fo:font-style="italic" officeooo:rsid="001616ff" style:font-style-asian="normal" style:font-style-complex="normal"/>
    </style:style>
    <style:style style:name="T8" style:family="text">
      <style:text-properties fo:font-style="italic" officeooo:rsid="002cdefc"/>
    </style:style>
    <style:style style:name="T9" style:family="text">
      <style:text-properties fo:font-style="normal" style:font-style-asian="normal" style:font-style-complex="normal"/>
    </style:style>
    <style:style style:name="T10" style:family="text">
      <style:text-properties fo:font-style="normal" officeooo:rsid="00011009" style:font-style-asian="normal" style:font-style-complex="normal"/>
    </style:style>
    <style:style style:name="T11" style:family="text">
      <style:text-properties fo:font-style="normal" officeooo:rsid="00112261" style:font-style-asian="normal" style:font-style-complex="normal"/>
    </style:style>
    <style:style style:name="T12" style:family="text">
      <style:text-properties fo:font-style="normal" officeooo:rsid="0011a8d3" style:font-style-asian="normal" style:font-style-complex="normal"/>
    </style:style>
    <style:style style:name="T13" style:family="text">
      <style:text-properties fo:font-style="normal" officeooo:rsid="00131c26" style:font-style-asian="normal" style:font-style-complex="normal"/>
    </style:style>
    <style:style style:name="T14" style:family="text">
      <style:text-properties fo:font-style="normal" officeooo:rsid="0015192c" style:font-style-asian="normal" style:font-style-complex="normal"/>
    </style:style>
    <style:style style:name="T15" style:family="text">
      <style:text-properties fo:font-style="normal" officeooo:rsid="001616ff" style:font-style-asian="normal" style:font-style-complex="normal"/>
    </style:style>
    <style:style style:name="T16" style:family="text">
      <style:text-properties fo:font-style="normal" officeooo:rsid="0013533f" style:font-style-asian="normal" style:font-style-complex="normal"/>
    </style:style>
    <style:style style:name="T17" style:family="text">
      <style:text-properties fo:font-style="normal" officeooo:rsid="001626bd" style:font-style-asian="normal" style:font-style-complex="normal"/>
    </style:style>
    <style:style style:name="T18" style:family="text">
      <style:text-properties fo:font-style="normal" officeooo:rsid="0018167d" style:font-style-asian="normal" style:font-style-complex="normal"/>
    </style:style>
    <style:style style:name="T19" style:family="text">
      <style:text-properties fo:font-style="normal" officeooo:rsid="0018ece9" style:font-style-asian="normal" style:font-style-complex="normal"/>
    </style:style>
    <style:style style:name="T20" style:family="text">
      <style:text-properties fo:font-style="normal" officeooo:rsid="00196b1b" style:font-style-asian="normal" style:font-style-complex="normal"/>
    </style:style>
    <style:style style:name="T21" style:family="text">
      <style:text-properties fo:font-style="normal" officeooo:rsid="001afe2f" style:font-style-asian="normal" style:font-style-complex="normal"/>
    </style:style>
    <style:style style:name="T22" style:family="text">
      <style:text-properties fo:font-style="normal" officeooo:rsid="001b80c5" style:font-style-asian="normal" style:font-style-complex="normal"/>
    </style:style>
    <style:style style:name="T23" style:family="text">
      <style:text-properties fo:font-style="normal" officeooo:rsid="001cf7de" style:font-style-asian="normal" style:font-style-complex="normal"/>
    </style:style>
    <style:style style:name="T24" style:family="text">
      <style:text-properties fo:font-style="normal" officeooo:rsid="001e1df4" style:font-style-asian="normal" style:font-style-complex="normal"/>
    </style:style>
    <style:style style:name="T25" style:family="text">
      <style:text-properties fo:font-style="normal" officeooo:rsid="002b0fa4" style:font-style-asian="normal" style:font-style-complex="normal"/>
    </style:style>
    <style:style style:name="T26" style:family="text">
      <style:text-properties fo:font-style="normal" officeooo:rsid="0025dbad" style:font-style-asian="normal" style:font-style-complex="normal"/>
    </style:style>
    <style:style style:name="T27" style:family="text">
      <style:text-properties fo:font-style="normal" officeooo:rsid="002cdefc" style:font-style-asian="normal" style:font-style-complex="normal"/>
    </style:style>
    <style:style style:name="T28" style:family="text">
      <style:text-properties fo:font-style="normal" officeooo:rsid="002e3acd" style:font-style-asian="normal" style:font-style-complex="normal"/>
    </style:style>
    <style:style style:name="T29" style:family="text">
      <style:text-properties fo:font-style="normal" officeooo:rsid="002ee8f9" style:font-style-asian="normal" style:font-style-complex="normal"/>
    </style:style>
    <style:style style:name="T30" style:family="text">
      <style:text-properties fo:font-style="normal" officeooo:rsid="00304f88" style:font-style-asian="normal" style:font-style-complex="normal"/>
    </style:style>
    <style:style style:name="T31" style:family="text">
      <style:text-properties fo:font-style="normal" officeooo:rsid="0020f48f" style:font-style-asian="normal" style:font-style-complex="normal"/>
    </style:style>
    <style:style style:name="T32" style:family="text">
      <style:text-properties fo:font-style="normal" officeooo:rsid="0016b234" style:font-style-asian="normal" style:font-style-complex="normal"/>
    </style:style>
    <style:style style:name="T33" style:family="text">
      <style:text-properties fo:font-style="normal" officeooo:rsid="0032a8b3" style:font-style-asian="normal" style:font-style-complex="normal"/>
    </style:style>
    <style:style style:name="T34" style:family="text">
      <style:text-properties fo:font-style="normal" officeooo:rsid="0037c5a1" style:font-style-asian="normal" style:font-style-complex="normal"/>
    </style:style>
    <style:style style:name="T35" style:family="text">
      <style:text-properties fo:font-style="normal" officeooo:rsid="003dd8db" style:font-style-asian="normal" style:font-style-complex="normal"/>
    </style:style>
    <style:style style:name="T36" style:family="text">
      <style:text-properties fo:font-style="normal" officeooo:rsid="0041b310" style:font-style-asian="normal" style:font-style-complex="normal"/>
    </style:style>
    <style:style style:name="T37" style:family="text">
      <style:text-properties fo:font-style="normal" officeooo:rsid="0042f068" style:font-style-asian="normal" style:font-style-complex="normal"/>
    </style:style>
    <style:style style:name="T38" style:family="text">
      <style:text-properties fo:font-style="normal" officeooo:rsid="004b6bdc" style:font-style-asian="normal" style:font-style-complex="normal"/>
    </style:style>
    <style:style style:name="T39" style:family="text">
      <style:text-properties fo:font-style="normal" officeooo:rsid="004df8fb" style:font-style-asian="normal" style:font-style-complex="normal"/>
    </style:style>
    <style:style style:name="T40" style:family="text">
      <style:text-properties fo:font-style="normal" officeooo:rsid="003dd8db" fo:background-color="#ffff00" loext:char-shading-value="0" style:font-style-asian="normal" style:font-style-complex="normal"/>
    </style:style>
    <style:style style:name="T41" style:family="text">
      <style:text-properties fo:font-style="normal" officeooo:rsid="00112261" fo:background-color="#ffff00" loext:char-shading-value="0" style:font-style-asian="normal" style:font-style-complex="normal"/>
    </style:style>
    <style:style style:name="T42" style:family="text">
      <style:text-properties fo:font-style="normal" officeooo:rsid="004062b9" fo:background-color="#ffff00" loext:char-shading-value="0" style:font-style-asian="normal" style:font-style-complex="normal"/>
    </style:style>
    <style:style style:name="T43" style:family="text">
      <style:text-properties fo:font-style="normal" officeooo:rsid="0041b310" fo:background-color="#ffff00" loext:char-shading-value="0" style:font-style-asian="normal" style:font-style-complex="normal"/>
    </style:style>
    <style:style style:name="T44" style:family="text">
      <style:text-properties fo:font-style="normal" officeooo:rsid="004062b9" fo:background-color="transparent" loext:char-shading-value="0" style:font-style-asian="normal" style:font-style-complex="normal"/>
    </style:style>
    <style:style style:name="T45" style:family="text">
      <style:text-properties style:font-name="Times New Roman" officeooo:rsid="00011009"/>
    </style:style>
    <style:style style:name="T46" style:family="text">
      <style:text-properties style:font-name="Times New Roman" fo:font-style="normal" style:font-style-asian="normal" style:font-style-complex="normal"/>
    </style:style>
    <style:style style:name="T47" style:family="text">
      <style:text-properties style:font-name="Times New Roman" fo:font-style="normal" officeooo:rsid="000521da" style:font-style-asian="normal" style:font-style-complex="normal"/>
    </style:style>
    <style:style style:name="T48" style:family="text">
      <style:text-properties style:font-name="Times New Roman" fo:font-style="normal" officeooo:rsid="000632cd" style:font-style-asian="normal" style:font-style-complex="normal"/>
    </style:style>
    <style:style style:name="T49" style:family="text">
      <style:text-properties style:font-name="Times New Roman" fo:font-style="normal" officeooo:rsid="0007aa26" style:font-style-asian="normal" style:font-style-complex="normal"/>
    </style:style>
    <style:style style:name="T50" style:family="text">
      <style:text-properties style:font-name="Times New Roman" fo:font-style="normal" officeooo:rsid="00084287" style:font-style-asian="normal" style:font-style-complex="normal"/>
    </style:style>
    <style:style style:name="T51" style:family="text">
      <style:text-properties style:font-name="Times New Roman" fo:font-style="normal" officeooo:rsid="00084fe5" style:font-style-asian="normal" style:font-style-complex="normal"/>
    </style:style>
    <style:style style:name="T52" style:family="text">
      <style:text-properties style:font-name="Times New Roman" fo:font-style="normal" officeooo:rsid="00032e01" style:font-style-asian="normal" style:font-style-complex="normal"/>
    </style:style>
    <style:style style:name="T53" style:family="text">
      <style:text-properties style:font-name="Times New Roman" fo:font-style="normal" officeooo:rsid="00096925" style:font-style-asian="normal" style:font-style-complex="normal"/>
    </style:style>
    <style:style style:name="T54" style:family="text">
      <style:text-properties style:font-name="Times New Roman" fo:font-style="normal" officeooo:rsid="000b62e1" style:font-style-asian="normal" style:font-style-complex="normal"/>
    </style:style>
    <style:style style:name="T55" style:family="text">
      <style:text-properties style:font-name="Times New Roman" fo:font-style="normal" officeooo:rsid="000e2d19" style:font-style-asian="normal" style:font-style-complex="normal"/>
    </style:style>
    <style:style style:name="T56" style:family="text">
      <style:text-properties style:font-name="Times New Roman" fo:font-style="normal" officeooo:rsid="000f6d2b" style:font-style-asian="normal" style:font-style-complex="normal"/>
    </style:style>
    <style:style style:name="T57" style:family="text">
      <style:text-properties style:font-name="Times New Roman" fo:font-style="normal" officeooo:rsid="00112261" style:font-style-asian="normal" style:font-style-complex="normal"/>
    </style:style>
    <style:style style:name="T58" style:family="text">
      <style:text-properties style:font-name="Times New Roman" fo:font-style="normal" officeooo:rsid="0012e1bc" style:font-style-asian="normal" style:font-style-complex="normal"/>
    </style:style>
    <style:style style:name="T59" style:family="text">
      <style:text-properties style:font-name="Times New Roman" fo:font-style="normal" officeooo:rsid="0011a8d3" style:font-style-asian="normal" style:font-style-complex="normal"/>
    </style:style>
    <style:style style:name="T60" style:family="text">
      <style:text-properties style:font-name="Times New Roman" fo:font-style="normal" officeooo:rsid="00131c26" style:font-style-asian="normal" style:font-style-complex="normal"/>
    </style:style>
    <style:style style:name="T61" style:family="text">
      <style:text-properties style:font-name="Times New Roman" fo:font-style="normal" officeooo:rsid="00170089" style:font-style-asian="normal" style:font-style-complex="normal"/>
    </style:style>
    <style:style style:name="T62" style:family="text">
      <style:text-properties style:font-name="Times New Roman" fo:font-style="normal" officeooo:rsid="001f6a10" style:font-style-asian="normal" style:font-style-complex="normal"/>
    </style:style>
    <style:style style:name="T63" style:family="text">
      <style:text-properties style:font-name="Times New Roman" fo:font-style="normal" officeooo:rsid="00215e08" style:font-style-asian="normal" style:font-style-complex="normal"/>
    </style:style>
    <style:style style:name="T64" style:family="text">
      <style:text-properties style:font-name="Times New Roman" fo:font-style="normal" officeooo:rsid="002ee8f9" style:font-style-asian="normal" style:font-style-complex="normal"/>
    </style:style>
    <style:style style:name="T65" style:family="text">
      <style:text-properties style:font-name="Times New Roman" fo:font-style="normal" officeooo:rsid="0032a8b3" style:font-style-asian="normal" style:font-style-complex="normal"/>
    </style:style>
    <style:style style:name="T66" style:family="text">
      <style:text-properties style:font-name="Times New Roman" fo:font-style="normal" officeooo:rsid="0037c5a1" style:font-style-asian="normal" style:font-style-complex="normal"/>
    </style:style>
    <style:style style:name="T67" style:family="text">
      <style:text-properties style:font-name="Times New Roman" fo:font-style="normal" officeooo:rsid="00011009" style:font-style-asian="normal" style:font-style-complex="normal"/>
    </style:style>
    <style:style style:name="T68" style:family="text">
      <style:text-properties style:font-name="Times New Roman" fo:font-style="normal" officeooo:rsid="0038e253" style:font-style-asian="normal" style:font-style-complex="normal"/>
    </style:style>
    <style:style style:name="T69" style:family="text">
      <style:text-properties style:font-name="Times New Roman" fo:font-style="normal" officeooo:rsid="003b82d1" style:font-style-asian="normal" style:font-style-complex="normal"/>
    </style:style>
    <style:style style:name="T70" style:family="text">
      <style:text-properties style:font-name="Times New Roman" fo:font-style="normal" officeooo:rsid="003c2e9c" style:font-style-asian="normal" style:font-style-complex="normal"/>
    </style:style>
    <style:style style:name="T71" style:family="text">
      <style:text-properties style:font-name="Times New Roman" fo:font-style="normal" officeooo:rsid="003dd8db" style:font-style-asian="normal" style:font-style-complex="normal"/>
    </style:style>
    <style:style style:name="T72" style:family="text">
      <style:text-properties style:font-name="Times New Roman" fo:font-style="normal" officeooo:rsid="004062b9" style:font-style-asian="normal" style:font-style-complex="normal"/>
    </style:style>
    <style:style style:name="T73" style:family="text">
      <style:text-properties style:font-name="Times New Roman" fo:font-style="normal" officeooo:rsid="00499c61" style:font-style-asian="normal" style:font-style-complex="normal"/>
    </style:style>
    <style:style style:name="T74" style:family="text">
      <style:text-properties style:font-name="Times New Roman" fo:font-style="normal" officeooo:rsid="004b6bdc" style:font-style-asian="normal" style:font-style-complex="normal"/>
    </style:style>
    <style:style style:name="T75" style:family="text">
      <style:text-properties style:font-name="Times New Roman" fo:font-style="normal" officeooo:rsid="004062b9" fo:background-color="#ffff00" loext:char-shading-value="0" style:font-style-asian="normal" style:font-style-complex="normal"/>
    </style:style>
    <style:style style:name="T76" style:family="text">
      <style:text-properties style:font-name="Times New Roman" fo:font-style="italic" officeooo:rsid="0007aa26" style:font-style-asian="italic" style:font-style-complex="italic"/>
    </style:style>
    <style:style style:name="T77" style:family="text">
      <style:text-properties style:font-name="Times New Roman" fo:font-style="italic" officeooo:rsid="0012e1bc" style:font-style-asian="italic" style:font-style-complex="italic"/>
    </style:style>
    <style:style style:name="T78" style:family="text">
      <style:text-properties style:font-name="Times New Roman" officeooo:rsid="0007aa26"/>
    </style:style>
    <style:style style:name="T79" style:family="text">
      <style:text-properties style:font-name="Times New Roman" officeooo:rsid="0037c5a1"/>
    </style:style>
    <style:style style:name="T80" style:family="text">
      <style:text-properties officeooo:rsid="0001d519"/>
    </style:style>
    <style:style style:name="T81" style:family="text">
      <style:text-properties officeooo:rsid="00032e01"/>
    </style:style>
    <style:style style:name="T82" style:family="text">
      <style:text-properties fo:color="#000000" fo:font-style="normal" style:text-underline-style="none" fo:font-weight="normal" style:font-style-asian="normal" style:font-weight-asian="normal" style:font-style-complex="normal" style:font-weight-complex="normal"/>
    </style:style>
    <style:style style:name="T83" style:family="text">
      <style:text-properties fo:color="#000000" fo:font-style="normal" style:text-underline-style="none" fo:font-weight="normal" officeooo:rsid="0016b234" style:font-style-asian="normal" style:font-weight-asian="normal" style:font-style-complex="normal" style:font-weight-complex="normal"/>
    </style:style>
    <style:style style:name="T84" style:family="text">
      <style:text-properties fo:color="#000000" fo:font-style="normal" style:text-underline-style="none" fo:font-weight="normal" officeooo:rsid="000632cd" style:font-style-asian="normal" style:font-weight-asian="normal" style:font-style-complex="normal" style:font-weight-complex="normal"/>
    </style:style>
    <style:style style:name="T85" style:family="text">
      <style:text-properties fo:color="#000000" fo:font-style="normal" style:text-underline-style="none" fo:font-weight="normal" officeooo:rsid="0011a8d3" style:font-style-asian="normal" style:font-weight-asian="normal" style:font-style-complex="normal" style:font-weight-complex="normal"/>
    </style:style>
    <style:style style:name="T86" style:family="text">
      <style:text-properties fo:color="#000000" fo:font-style="normal" style:text-underline-style="none" fo:font-weight="normal" officeooo:rsid="0020f48f" style:font-style-asian="normal" style:font-weight-asian="normal" style:font-style-complex="normal" style:font-weight-complex="normal"/>
    </style:style>
    <style:style style:name="T87" style:family="text">
      <style:text-properties fo:color="#000000" fo:font-style="normal" style:text-underline-style="none" fo:font-weight="normal" officeooo:rsid="0018ece9" style:font-style-asian="normal" style:font-weight-asian="normal" style:font-style-complex="normal" style:font-weight-complex="normal"/>
    </style:style>
    <style:style style:name="T88"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89" style:family="text">
      <style:text-properties fo:color="#000000" fo:font-style="normal" style:text-underline-style="none" fo:font-weight="normal" fo:background-color="#ffffff" loext:char-shading-value="0" style:font-style-asian="normal" style:font-weight-asian="normal" style:font-style-complex="normal" style:font-weight-complex="normal"/>
    </style:style>
    <style:style style:name="T90" style:family="text">
      <style:text-properties fo:color="#000000" fo:font-style="normal" style:text-underline-style="none" fo:font-weight="normal" officeooo:rsid="002aa7fa" fo:background-color="#ffffff" loext:char-shading-value="0" style:font-style-asian="normal" style:font-weight-asian="normal" style:font-style-complex="normal" style:font-weight-complex="normal"/>
    </style:style>
    <style:style style:name="T91" style:family="text">
      <style:text-properties fo:color="#000000" fo:font-style="normal" officeooo:rsid="0014f6c4" style:font-style-asian="normal" style:font-style-complex="normal"/>
    </style:style>
    <style:style style:name="T92" style:family="text">
      <style:text-properties fo:color="#000000" fo:font-style="italic" style:text-underline-style="none" fo:font-weight="normal" officeooo:rsid="0011a8d3" style:font-style-asian="normal" style:font-weight-asian="normal" style:font-style-complex="normal" style:font-weight-complex="normal"/>
    </style:style>
    <style:style style:name="T93" style:family="text">
      <style:text-properties fo:color="#000000" fo:font-style="italic" style:text-underline-style="none" fo:font-weight="normal" style:font-style-asian="italic" style:font-weight-asian="normal" style:language-complex="ar" style:country-complex="SA" style:font-style-complex="normal" style:font-weight-complex="normal"/>
    </style:style>
    <style:style style:name="T94" style:family="text">
      <style:text-properties fo:color="#000000" fo:font-style="italic" style:text-underline-style="none" fo:font-weight="normal" style:font-style-asian="italic" style:font-weight-asian="normal" style:font-style-complex="italic" style:font-weight-complex="normal"/>
    </style:style>
    <style:style style:name="T95" style:family="text">
      <style:text-properties fo:color="#000000" fo:font-style="italic" style:text-underline-style="none" fo:font-weight="normal" fo:background-color="#ffffff" loext:char-shading-value="0" style:font-style-asian="italic" style:font-weight-asian="normal" style:font-style-complex="italic" style:font-weight-complex="normal"/>
    </style:style>
    <style:style style:name="T96" style:family="text">
      <style:text-properties fo:color="#000000" fo:font-style="italic" officeooo:rsid="0014f6c4" style:font-style-asian="italic" style:font-style-complex="italic"/>
    </style:style>
    <style:style style:name="T97" style:family="text">
      <style:text-properties fo:color="#000000" style:font-name="Times New Roman1" fo:font-size="12pt" style:font-size-asian="12pt"/>
    </style:style>
    <style:style style:name="T98" style:family="text">
      <style:text-properties fo:color="#000000" style:font-name="Times New Roman1" fo:font-size="12pt" officeooo:rsid="0012e1bc" style:font-size-asian="12pt"/>
    </style:style>
    <style:style style:name="T99" style:family="text">
      <style:text-properties fo:color="#000000" style:font-name="Times New Roman1" fo:font-size="12pt" officeooo:rsid="00131c26" style:font-size-asian="12pt"/>
    </style:style>
    <style:style style:name="T100" style:family="text">
      <style:text-properties fo:color="#000000" style:font-name="Times New Roman1" fo:font-size="12pt" fo:font-style="normal" officeooo:rsid="00131c26" style:font-size-asian="12pt" style:font-style-asian="normal" style:font-style-complex="normal"/>
    </style:style>
    <style:style style:name="T101" style:family="text">
      <style:text-properties officeooo:rsid="0020f48f"/>
    </style:style>
    <style:style style:name="T102" style:family="text">
      <style:text-properties officeooo:rsid="00140d50"/>
    </style:style>
    <style:style style:name="T103" style:family="text">
      <style:text-properties fo:font-size="7pt"/>
    </style:style>
    <style:style style:name="T104" style:family="text">
      <style:text-properties officeooo:rsid="0015192c"/>
    </style:style>
    <style:style style:name="T105" style:family="text">
      <style:text-properties officeooo:rsid="00159846"/>
    </style:style>
    <style:style style:name="T106" style:family="text">
      <style:text-properties officeooo:rsid="0013533f"/>
    </style:style>
    <style:style style:name="T107" style:family="text">
      <style:text-properties officeooo:rsid="001626bd"/>
    </style:style>
    <style:style style:name="T108" style:family="text">
      <style:text-properties officeooo:rsid="0018ece9"/>
    </style:style>
    <style:style style:name="T109" style:family="text">
      <style:text-properties officeooo:rsid="001afe2f"/>
    </style:style>
    <style:style style:name="T110" style:family="text">
      <style:text-properties officeooo:rsid="0025dbad"/>
    </style:style>
    <style:style style:name="T111" style:family="text">
      <style:text-properties officeooo:rsid="00274ae4"/>
    </style:style>
    <style:style style:name="T112" style:family="text">
      <style:text-properties officeooo:rsid="002aa7fa"/>
    </style:style>
    <style:style style:name="T113" style:family="text">
      <style:text-properties style:font-name-asian="Times New Roman" style:font-name-complex="Times New Roman"/>
    </style:style>
    <style:style style:name="T114" style:family="text">
      <style:text-properties officeooo:rsid="002cdefc"/>
    </style:style>
    <style:style style:name="T115" style:family="text">
      <style:text-properties officeooo:rsid="00304f88"/>
    </style:style>
    <style:style style:name="T116" style:family="text">
      <style:text-properties officeooo:rsid="0031ab32"/>
    </style:style>
    <style:style style:name="T117" style:family="text">
      <style:text-properties officeooo:rsid="0032a8b3"/>
    </style:style>
    <style:style style:name="T118" style:family="text">
      <style:text-properties officeooo:rsid="00266256"/>
    </style:style>
    <style:style style:name="T119" style:family="text">
      <style:text-properties officeooo:rsid="001f3f98"/>
    </style:style>
    <style:style style:name="T120" style:family="text">
      <style:text-properties officeooo:rsid="0037c5a1"/>
    </style:style>
    <style:style style:name="T121" style:family="text">
      <style:text-properties officeooo:rsid="0041b310" fo:background-color="#ffff00" loext:char-shading-value="0"/>
    </style:style>
    <style:style style:name="T122" style:family="text">
      <style:text-properties officeooo:rsid="0042f068" fo:background-color="#ffff00" loext:char-shading-value="0"/>
    </style:style>
    <style:style style:name="T123" style:family="text">
      <style:text-properties officeooo:rsid="0018ece9" fo:background-color="#ffff00" loext:char-shading-value="0"/>
    </style:style>
    <style:style style:name="T124" style:family="text">
      <style:text-properties officeooo:rsid="002aa7fa" fo:background-color="#ffff00" loext:char-shading-value="0"/>
    </style:style>
    <style:style style:name="T125" style:family="text">
      <style:text-properties officeooo:rsid="00304f88" fo:background-color="#ffff00" loext:char-shading-value="0"/>
    </style:style>
    <style:style style:name="T126" style:family="text">
      <style:text-properties officeooo:rsid="0041b310"/>
    </style:style>
    <style:style style:name="T127" style:family="text">
      <style:text-properties officeooo:rsid="0042f068"/>
    </style:style>
    <style:style style:name="T128" style:family="text">
      <style:text-properties officeooo:rsid="0043c95b"/>
    </style:style>
    <style:style style:name="T129" style:family="text">
      <style:text-properties officeooo:rsid="004584ac"/>
    </style:style>
    <style:style style:name="T130" style:family="text">
      <style:text-properties officeooo:rsid="0046507b"/>
    </style:style>
    <style:style style:name="T131" style:family="text">
      <style:text-properties officeooo:rsid="00477f95"/>
    </style:style>
    <style:style style:name="T132" style:family="text">
      <style:text-properties officeooo:rsid="004b6bdc"/>
    </style:style>
    <style:style style:name="T133" style:family="text">
      <style:text-properties officeooo:rsid="004cbc6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Displayed on the Body, Body on Display:  Greek Epinetra as Gendered Artifacts</text:p>
      <text:p text:style-name="P2"/>
      <text:p text:style-name="P3"><text:tab/><text:span text:style-name="T1">A gendered approach to iconographic analysis in Attic pottery is fraught with difficulties. Given the ambiguity of use, re-use and distribution of Greek vases, the intended audience is ambiguous. As Penelope Allison notes, “to ascribe a specific gender to a particular artifact, the artifact must either be a part of dress that is peculiar to the relevant sex, or be associated with an activity carried out only by a specific sex.” The versatility of vases make this level of certainty nearly impossible for most vessels. A wine vessel that was closely associated with male drinking parties could just as easily be used by women in private quarters, a water jug could hold wine, and a perfume jar could be used by a woman at her toilette or an athlete at the gymnasium.</text:span></text:p>
      <text:p text:style-name="P19"><text:span text:style-name="T45"><text:tab/></text:span><text:span text:style-name="T78">The </text:span><text:span text:style-name="T76">epinetron</text:span><text:span text:style-name="T49">, </text:span><text:span text:style-name="T66">a Greek vessel used in the processing of wool,</text:span><text:span text:style-name="T76"> </text:span><text:span text:style-name="T49">is a refreshing opportunity to explore gendered iconography because as</text:span><text:span text:style-name="T45"> a specialized tool </text:span><text:span text:style-name="T79">i</text:span><text:span text:style-name="T49">t</text:span><text:span text:style-name="T76"> </text:span><text:span text:style-name="T47">did not have this variability of uses. </text:span><text:span text:style-name="T67">Both textual and iconographic sources confirm that textile production was the domain of women, </text:span><text:span text:style-name="T66">and therefore epinetra were uniquely associated with women. </text:span><text:span text:style-name="T69">Yet t</text:span><text:span text:style-name="T66">hey were </text:span><text:span text:style-name="T49">frequently decorated with the same techniques and level of detail as other vases in the painter's repertoire.</text:span><text:span text:style-name="T47"> </text:span><text:span text:style-name="T62">Surprisingly, even with these uniquely gendered objects, we do not end up with iconography that reflects this single point of view. </text:span><text:span text:style-name="T49">In this study, I will analyze the different forms of iconography employed on epinetra in relation to the women who would use them.</text:span><text:span text:style-name="T56"><text:note text:id="ftn2" text:note-class="footnote"><text:note-citation>1</text:note-citation><text:note-body><text:p text:style-name="P59"><text:span text:style-name="T56">T</text:span><text:span text:style-name="T55">his study covers</text:span><text:span text:style-name="T56"> a sample size of ninety total</text:span><text:span text:style-name="T55"> epinetra. </text:span><text:span text:style-name="T46">Unless</text:span><text:span text:style-name="T56"> otherwise noted, they are all</text:span><text:span text:style-name="T55"> listed on the Beazley database</text:span><text:span text:style-name="T56">. </text:span>For the statistics, I limited myself to identifications of iconographic themes that were listed in the Beazley database. These numbers, therefore may be skewed by database errors or oversights.</text:p></text:note-body></text:note></text:span><text:span text:style-name="T56"> </text:span><text:span text:style-name="T49">In order to broach this topic I must address how the objects were used, </text:span><text:span text:style-name="T50">if in fact they were made for use, who chose the iconography, and why.</text:span></text:p>
      <text:p text:style-name="P20"><text:span text:style-name="T49"><text:tab/></text:span><text:span text:style-name="T63">The shape of the epinetron is essentially a cylindrical pot with one side cut away, the remaining 'side' </text:span><text:span text:style-name="T69">is used </text:span><text:span text:style-name="T63">as a curved top that would fit over </text:span><text:span text:style-name="T69">the</text:span><text:span text:style-name="T63"> knee and thigh, with the 'bottom' </text:span><text:soft-page-break/><text:span text:style-name="T63">becoming a cap at the knee. </text:span><text:span text:style-name="T69">After wool has been shorn, it must go through several stages of processing. </text:span><text:span text:style-name="T57">Scholars do not have a single answer </text:span><text:span text:style-name="T71">as to which</text:span><text:span text:style-name="T57"> stage of wool working the epinetron was used for </text:span><text:span text:style-name="T71">and the only surviving image of an epinetron in use is ambiguous</text:span><text:span text:style-name="T57">.</text:span><text:span text:style-name="T57"><text:note text:id="ftn3" text:note-class="footnote"><text:note-citation>2</text:note-citation><text:note-body><text:p text:style-name="P60">Moore, <text:s/>Philippides, and Von Bothmer, <text:span text:style-name="T2">Attic black-figured pottery,</text:span><text:span text:style-name="T9"> </text:span><text:span text:style-name="T12">69; </text:span><text:span text:style-name="T83">Kousser, “The World of Aphrodite,” </text:span><text:span text:style-name="T85">97; <text:s/>and </text:span><text:span text:style-name="T86">Kissell, “Ancient Greek Yarn-Making<text:line-break/>,” 235 all give generic explanations that it was used for making thread.</text:span><text:span text:style-name="T85"> Mercati, </text:span><text:span text:style-name="T92">Epinetron,</text:span><text:span text:style-name="T85"> 14 claims it is used to refine the wool; whereas Robinson, “A New Attic Onos or Epinetron,” 482 posits that it was intended to keep the wool separated from the woman's clothing.</text:span></text:p></text:note-body></text:note></text:span><text:span text:style-name="T57"> </text:span><text:span text:style-name="T71">T</text:span><text:span text:style-name="T57">he most common ans</text:span><text:span text:style-name="T59">wer is that it was used for combing or carding wool</text:span><text:span text:style-name="T59"><text:note text:id="ftn4" text:note-class="footnote"><text:note-citation>3</text:note-citation><text:note-body><text:p text:style-name="P60">Kanowski, <text:span text:style-name="T2">Containers of classical Greece,</text:span><text:span text:style-name="T9"> </text:span><text:span text:style-name="T12">149.</text:span></text:p></text:note-body></text:note></text:span><text:span text:style-name="T58"> </text:span><text:span text:style-name="T70">so that all of the fibers face the same direction. </text:span><text:span text:style-name="T71">This process</text:span><text:span text:style-name="T70"> </text:span><text:span text:style-name="T69">required the use of sharp metal combs </text:span><text:span text:style-name="T71">or brushes</text:span><text:span text:style-name="T69">. </text:span><text:span text:style-name="T71">Another stage in the process required a textured surface, such as unshaved </text:span><text:span text:style-name="T72">legs or</text:span><text:span text:style-name="T71"> the incised scales on the top of </text:span><text:span text:style-name="T73">most </text:span><text:span text:style-name="T71">epinetra, to roll the carded wool into long hanks of roving </text:span><text:span text:style-name="T73">from which the wool could be spun</text:span><text:span text:style-name="T70">.</text:span><text:span text:style-name="T63"> </text:span><text:span text:style-name="T69">Th</text:span><text:span text:style-name="T70">e</text:span><text:span text:style-name="T71">refore, the</text:span><text:span text:style-name="T70"> epinetron</text:span><text:span text:style-name="T69"> was </text:span><text:span text:style-name="T71">likely </text:span><text:span text:style-name="T69">used as a surface </text:span><text:span text:style-name="T70">t</text:span><text:span text:style-name="T69">hat allowed </text:span><text:span text:style-name="T70">women</text:span><text:span text:style-name="T69"> to card wool </text:span><text:span text:style-name="T73">without damaging their clothing</text:span><text:span text:style-name="T69"> and create roving without scandalously lifting their skirts. </text:span></text:p>
      <text:p text:style-name="P18"><text:span text:style-name="T47"><text:tab/></text:span><text:span text:style-name="T49">The</text:span><text:span text:style-name="T47"> physicality </text:span><text:span text:style-name="T50">of how these objects were made to fit the female body </text:span><text:span text:style-name="T47">adds to the</text:span><text:span text:style-name="T50">ir</text:span><text:span text:style-name="T47"> association to the user. She would wear the object and the visibility of the scenes would be dictated by </text:span><text:span text:style-name="T65">the </text:span><text:span text:style-name="T47">positioning of her body. </text:span><text:span text:style-name="T50">The </text:span><text:span text:style-name="T68">the images are not oriented to be conveniently seen</text:span><text:span text:style-name="T50"> from the point of view of the user </text:span><text:span text:style-name="T73">looking down at</text:span><text:span text:style-name="T50"> the epinetr</text:span><text:span text:style-name="T73">on</text:span><text:span text:style-name="T50"> </text:span><text:span text:style-name="T73">while it </text:span><text:span text:style-name="T50">was in use. Therefore the iconography was either a form of display which became an extension of the woman herself </text:span><text:span text:style-name="T70">through the gaze of others</text:span><text:span text:style-name="T50">, or it was intended to be viewed while not in use.</text:span><text:span text:style-name="T72"> </text:span><text:span text:style-name="T48">Rachael Kouser uses this physical link between the tool and the body to read the intimacy of scenes on the epinetron by the Eretria Painter (Fig</text:span><text:span text:style-name="T58">. 1</text:span><text:span text:style-name="T48">).</text:span><text:span text:style-name="T48"><text:note text:id="ftn5" text:note-class="footnote"><text:note-citation>4</text:note-citation><text:note-body><text:p text:style-name="P33"><text:span text:style-name="T83">Kousser, “The World of Aphrodite,” </text:span><text:span text:style-name="T84">104.</text:span></text:p></text:note-body></text:note></text:span><text:span text:style-name="T48"> </text:span><text:span text:style-name="T50">The iconography of this object progresses </text:span><text:span text:style-name="T70">along</text:span><text:span text:style-name="T50"> three stages of the wedding beginning with the preparation for the wedding, followed by the ceremony itself represented by the marriage of Peleus and Thetis, and finally the day after the wedding, where the bride leans against the doorway to her bedchamber and greets her guests. </text:span><text:span text:style-name="T73">Kouser notes that </text:span><text:soft-page-break/><text:span text:style-name="T73">a</text:span><text:span text:style-name="T50">s the events progress temporally through the rituals, the intimacy of the scenes increase as well </text:span><text:span text:style-name="T73">and the location of the epinetron if worn </text:span><text:span text:style-name="T50">position the marriage bed close to the </text:span><text:span text:style-name="T73">user's</text:span><text:span text:style-name="T50"> genitals. As Kouser's analysis highlights, the relationship between marriage, sex, and the female body are vitally linked through the use of the object. </text:span><text:span text:style-name="T48">In this study I will adopt this approach </text:span><text:span text:style-name="T73">of reading the iconography in relation to the user's body </text:span><text:span text:style-name="T48">to </text:span><text:span text:style-name="T51">a broader array of epinetra</text:span><text:span text:style-name="T48">. </text:span></text:p>
      <text:p text:style-name="P16"><text:span text:style-name="T48"><text:tab/></text:span><text:span text:style-name="T51">This analysis will begin with the scenes one expects to find on objects intended for female use. The majority of scenes on epinetra center around domestic scenes, many of which involve wool working.</text:span><text:span text:style-name="T52"> </text:span><text:span text:style-name="T51">The lack of evidence of use wear and the ornate quality of most of these objects then segues into the concept of the ceramic epinetron as a symbol for the productive wife. The second half of the study will address the outliers of iconography that </text:span><text:span text:style-name="T65">do</text:span><text:span text:style-name="T51"> not fit with the </text:span><text:span text:style-name="T74">prescribed ideals of femininity that Athenian men</text:span><text:span text:style-name="T51"> would want instilled in their wives and daughters. There are repeated representations of Amazons and Maenads, two groups of mythological women who embody the antithesis of the serene Greek housewife. </text:span><text:span text:style-name="T53">I then address the issue of typically masculine imagery, the symposium </text:span><text:span text:style-name="T64">that appears on two black-figure epinetra</text:span><text:span text:style-name="T53">. I will conclude </text:span><text:span text:style-name="T54">with a discussion on the male vs. female driven</text:span><text:span text:style-name="T53"> market as a means of reconciling these </text:span><text:span text:style-name="T54">apparent</text:span><text:span text:style-name="T53"> discrepancies.</text:span></text:p>
      <text:p text:style-name="P4"><text:tab/><text:span text:style-name="T80">Despite the normatively constrained lifestyles that Greek Women lived, their role within the production of textiles allowed them some agency towards the economic standing of the household</text:span><text:span text:style-name="T4">. </text:span><text:span text:style-name="T10">Next to child bearing, wool working was their primary task and consumed a majority of their time. </text:span><text:span text:style-name="T11">While domestic scenes of women are also popular </text:span><text:span text:style-name="T34">o</text:span><text:span text:style-name="T11">n </text:span><text:span text:style-name="T35">other types of</text:span><text:span text:style-name="T11"> vessels, their connection to the use of epinetra makes them more prevalent. </text:span><text:span text:style-name="T38">T</text:span><text:span text:style-name="T11">hirty </text:span><text:span text:style-name="T38">of the ninety extant epinetra on the Beazley database depict</text:span><text:span text:style-name="T11"> domestic scenes, of those fourteen </text:span><text:span text:style-name="T38">represent</text:span><text:span text:style-name="T11"> women working with wool. </text:span></text:p>
      <text:p text:style-name="P17"><text:soft-page-break/><text:span text:style-name="T57"><text:tab/></text:span><text:span text:style-name="T74">O</text:span><text:span text:style-name="T57">nly one depiction of an epinetron </text:span><text:span text:style-name="T59">in </text:span><text:span text:style-name="T57">use survives </text:span><text:span text:style-name="T74">on an Attic red figure epinetron at the National Museum in Athens</text:span><text:span text:style-name="T57">. Both sides depict stages of wool working. A seated woman on side A wears an epinetron on her right knee as she bends over her work. </text:span><text:span text:style-name="T58">In front of the seated woman stands another woman holding a spindle, </text:span><text:span text:style-name="T72">a tool used to spin</text:span><text:span text:style-name="T58"> raw wool fibers into usable thread. </text:span><text:span text:style-name="T72"><text:s/>A similar scene is also found on</text:span><text:span text:style-name="T58"> an attic </text:span><text:span text:style-name="T60">red figure epinetron by the </text:span><text:span text:style-name="T97">Clio Painter </text:span><text:span text:style-name="T99">in the</text:span><text:span text:style-name="T97"> </text:span><text:span text:style-name="T99">Athens </text:span><text:span text:style-name="T97">National Museum</text:span><text:span text:style-name="T60"> </text:span><text:span text:style-name="T98">(Fig. 3).</text:span><text:span text:style-name="T98"><text:note text:id="ftn6" text:note-class="footnote"><text:note-citation>5</text:note-citation><text:note-body><text:p text:style-name="P46">Ibid. 37</text:p></text:note-body></text:note></text:span><text:span text:style-name="T98"> </text:span><text:span text:style-name="T99">In both examples, a </text:span><text:span text:style-name="T58">wool basket or </text:span><text:span text:style-name="T77">kalathos </text:span><text:span text:style-name="T60">lays on the ground in front of them</text:span><text:span text:style-name="T58">. This is the most ubiquitous attribute of wool work, which appears on a total of 774 vases in the Beazley archive.</text:span><text:span text:style-name="T58"><text:note text:id="ftn7" text:note-class="footnote"><text:note-citation>6</text:note-citation><text:note-body><text:p text:style-name="P34">In the case of epinetra, where we have 90 surviving objects and only one depiction, there are only 74 surviving Kalathoi with at least 774 depictions that are labeled as such in the database.</text:p></text:note-body></text:note></text:span><text:span text:style-name="T58"> </text:span></text:p>
      <text:p text:style-name="P21"><text:span text:style-name="T58"><text:tab/></text:span><text:span text:style-name="T60">Domestic scenes that do not feature wool working often include items of adornment, such as </text:span><text:span text:style-name="T66">jewelry b</text:span><text:span text:style-name="T60">oxes (Fig. 3), mirrors </text:span><text:span text:style-name="T66">(</text:span><text:span text:style-name="T60">Fig. 5), </text:span><text:span text:style-name="T66">or</text:span><text:span text:style-name="T60"> </text:span><text:span text:style-name="T66">perfume jars</text:span><text:span text:style-name="T100"> </text:span><text:span text:style-name="T60">(Fig. 6). These objects </text:span><text:span text:style-name="T66">serve as attributes </text:span><text:span text:style-name="T60">emphasizing the beauty, wealth, and leisure of citizen women.</text:span><text:span text:style-name="T60"><text:note text:id="ftn8" text:note-class="footnote"><text:note-citation>7</text:note-citation><text:note-body><text:p text:style-name="P35">Mercati, <text:span text:style-name="T2">Epinetron,</text:span><text:span text:style-name="T9"> </text:span><text:span text:style-name="T13">57-59.</text:span></text:p></text:note-body></text:note></text:span><text:span text:style-name="T60"> The servants who often carry these items for their mistress, and the chairs that she sits on are yet further signals of her wealth. These objects, the kalathos, spindle, box, mirror, chair, servant, all become attributes of the Athenian wife. </text:span><text:span text:style-name="T61">The one surprising lack amongst attributes of femininity </text:span><text:span text:style-name="T66">on epinetra</text:span><text:span text:style-name="T61"> is children. Only one Attic black-figure epinetron fragment depicts a child (Fig. 7), </text:span><text:span text:style-name="T65">despite</text:span><text:span text:style-name="T61"> children </text:span><text:span text:style-name="T65">being</text:span><text:span text:style-name="T61"> quite common attributes in domestic genre scenes outside of epinetra.</text:span></text:p>
      <text:p text:style-name="P9"><text:span text:style-name="T44"><text:tab/></text:span>Although there <text:span text:style-name="T117">are</text:span> a fairly small number of epinetra that survive in comparison to other types of vessel,<text:note text:id="ftn9" text:note-class="footnote"><text:note-citation>8</text:note-citation><text:note-body><text:p text:style-name="P36"><text:span text:style-name="T102">For example, there are 9078 amphorae in the Beazley Database compared to the mere 90 epinetra.</text:span><text:span text:style-name="T103"> </text:span></text:p></text:note-body></text:note> their level of detail and opulence for a workaday tool calls into question whether these ceramic versions were ever <text:span text:style-name="T132">actually </text:span>used for textile production.<text:span text:style-name="T109"> For purposes of practicality, it seems reasonable that the epinetra which were used regularly would be made of a </text:span><text:soft-page-break/><text:span text:style-name="T109">more resilient or pliable material, such as a hide,</text:span><text:span text:style-name="T109"><text:note text:id="ftn10" text:note-class="footnote"><text:note-citation>9</text:note-citation><text:note-body><text:p text:style-name="P40">Robinson, “A New Attic Onos or Epinetron,” 482.</text:p></text:note-body></text:note></text:span><text:span text:style-name="T109"> metal, or even woven reeds</text:span><text:span text:style-name="T109"><text:note text:id="ftn11" text:note-class="footnote"><text:note-citation>10</text:note-citation><text:note-body><text:p text:style-name="P41">Mercati, <text:span text:style-name="T2">Epinetron, </text:span><text:span text:style-name="T17">29.</text:span></text:p></text:note-body></text:note></text:span><text:span text:style-name="T109"> which don't survive either because they were perishable materials, or melted down for re-use.</text:span></text:p>
      <text:p text:style-name="P7"><text:span text:style-name="T105"><text:tab/>Few epinetra have been found that show signs of use wear, although one Attic red-figure epinetron was discovered in a tomb in Rhodes which shows distinct wear along the top,</text:span><text:span text:style-name="T105"><text:note text:id="ftn12" text:note-class="footnote"><text:note-citation>11</text:note-citation><text:note-body><text:p text:style-name="P39">Mercati, <text:span text:style-name="T2">Epinetron,</text:span><text:span text:style-name="T9"> </text:span><text:span text:style-name="T15">29</text:span></text:p></text:note-body></text:note></text:span><text:span text:style-name="T105"> as well as an east Greek epinetron from Rhodes (Fig. 10).</text:span><text:span text:style-name="T105"><text:note text:id="ftn13" text:note-class="footnote"><text:note-citation>12</text:note-citation><text:note-body><text:p text:style-name="P38">Heinrich, <text:span text:style-name="T2">Das Epinetron,</text:span><text:span text:style-name="T9"> </text:span>184</text:p></text:note-body></text:note></text:span><text:span text:style-name="T105"> Of the two examples of epinetra that show use, one is fully painted and ornamented while the other is plain and only has a crude pattern. Since we do not have a large enough pool to extrapolate information from that quarter, the question then becomes one of context and survival. Since the majority of the surviving epinetra were found in sanctuaries or tombs, they likely served a votive rather than a practical function.</text:span><text:span text:style-name="T105"><text:note text:id="ftn14" text:note-class="footnote"><text:note-citation>13</text:note-citation><text:note-body><text:p text:style-name="P45">Mercati, <text:span text:style-name="T2">Epinetron, </text:span><text:span text:style-name="T23">235</text:span></text:p></text:note-body></text:note></text:span><text:span text:style-name="T105"> It's possible that if we had more finds of epinetra from domestic contexts, we would find more evidence of use. Context can also indicate use. Although there are no apparent signs of use on a geometric epinetron found in the House of Many Colors at Olynthus, the vessel was found in a room with loom weights and a spindle whorl (Fig. 11).</text:span><text:span text:style-name="T105"><text:note text:id="ftn15" text:note-class="footnote"><text:note-citation>14</text:note-citation><text:note-body><text:p text:style-name="P39"><text:span text:style-name="T106">Robinson, </text:span><text:span text:style-name="T6">Excavations at Olynthus,</text:span><text:span text:style-name="T16"> </text:span><text:span text:style-name="T15">192; Cahill, </text:span><text:span text:style-name="T7">Household and City Organization At Olynthus</text:span><text:span text:style-name="T15">, 91.</text:span><text:span text:style-name="T17"> This object does not appear in the Beazley Database.</text:span></text:p></text:note-body></text:note></text:span><text:span text:style-name="T105"> This dispersal pattern indicates that the room was actively used for preparing, spinning, and weaving wool, and therefore suggests that the epinetron served a functional purpose. The modest appearance of this object further supports this suggestion. </text:span></text:p>
      <text:p text:style-name="P8"><text:tab/><text:span text:style-name="T126">Even with evidence that some decorated epinetra were used, the extravagance of others suggests against it. </text:span>The best known and most <text:span text:style-name="T120">ornamental</text:span> of the ceramic epinetra is the Attic red-figure epinetron by the Eretria painter. I<text:span text:style-name="T133">t's decoration features</text:span> beautifully rendered and highly detailed figural scenes <text:span text:style-name="T133">and</text:span> delicately modeled bust of a woman. <text:span text:style-name="T104">Details of the jewelry on the </text:span><text:soft-page-break/><text:span text:style-name="T104">ladies in the figural scenes and the hair on the bust are gilded. This object was found in a funerary context, which along with the pristine condition and ostentatious show of wealth, indicate that it was made for that purpose.</text:span><text:span text:style-name="T104"><text:note text:id="ftn16" text:note-class="footnote"><text:note-citation>15</text:note-citation><text:note-body><text:p text:style-name="P37">Heinrich, <text:span text:style-name="T2">Das Epinetron,</text:span><text:span text:style-name="T9"> </text:span><text:span text:style-name="T14">179</text:span></text:p></text:note-body></text:note></text:span><text:span text:style-name="T104"> </text:span></text:p>
      <text:p text:style-name="P10"><text:tab/><text:span text:style-name="T107">If we reconsider the theme of wool working epinetra in light of funerary and votive offerings, we have an object that symbolizes an ideal wealthy citizen wife. She provides for the </text:span><text:span text:style-name="T36">household</text:span><text:span text:style-name="T18"> through her textile production, she manages her servants, and she is a dutiful wife. Considering that grave goods are typically chosen by the surviving family, this is the perfect commemoration for a deceased wife </text:span><text:span text:style-name="T39">or votive offering from a woman to the gods</text:span><text:span text:style-name="T18">. </text:span><text:span text:style-name="T23">In fact, the majority </text:span><text:span text:style-name="T39">of </text:span><text:span text:style-name="T36">surviving</text:span><text:span text:style-name="T23"> epinetra </text:span><text:span text:style-name="T36">were found at </text:span><text:span text:style-name="T23">the Athenian Acropolis and the Sanctuary of Artemis at Brauron, associating the votive epinetra with the female deities of Artemis, Athena.</text:span><text:span text:style-name="T23"><text:note text:id="ftn17" text:note-class="footnote"><text:note-citation>16</text:note-citation><text:note-body><text:p text:style-name="P45">Mercati, <text:span text:style-name="T2">Epinetron,</text:span><text:span text:style-name="T9"> <text:s/></text:span><text:span text:style-name="T23">235.</text:span></text:p></text:note-body></text:note></text:span></text:p>
      <text:p text:style-name="P6"><text:span text:style-name="T19"><text:tab/></text:span><text:span text:style-name="T39">Four mini epinetra also survive, t</text:span><text:span text:style-name="T23">hree from sanctuaries and the other</text:span><text:span text:style-name="T19"> from a tomb of a girl in </text:span><text:span text:style-name="T21">Athens</text:span><text:span text:style-name="T19"> (Fig. 12).</text:span><text:span text:style-name="T19"><text:note text:id="ftn18" text:note-class="footnote"><text:note-citation>17</text:note-citation><text:note-body><text:p text:style-name="P43">Ibid. 22-23</text:p></text:note-body></text:note></text:span><text:span text:style-name="T19"> Th</text:span><text:span text:style-name="T36">is</text:span><text:span text:style-name="T19"> mini epinetron is part of an amazing grave assemblage that symbolized all that she did not achieve in life. Marriage, status, and the management of a household.</text:span><text:span text:style-name="T19"><text:note text:id="ftn19" text:note-class="footnote"><text:note-citation>18</text:note-citation><text:note-body><text:p text:style-name="P42"><text:span text:style-name="T83">Kousser, “The World of Aphrodite,” </text:span><text:span text:style-name="T87">102.</text:span></text:p></text:note-body></text:note></text:span><text:span text:style-name="T19"> <text:s/>Unlike full size epinetra, these are clearly votive or honorific in nature because </text:span><text:span text:style-name="T20">their size and fragility </text:span><text:span text:style-name="T36">make them unusable</text:span><text:span text:style-name="T20">.</text:span><text:span text:style-name="T20"><text:note text:id="ftn20" text:note-class="footnote"><text:note-citation>19</text:note-citation><text:note-body><text:p text:style-name="P44">Heinrich, <text:span text:style-name="T2">Das Epinetron,</text:span><text:span text:style-name="T9"> </text:span><text:span text:style-name="T22">23. </text:span></text:p></text:note-body></text:note></text:span><text:span text:style-name="T20"> </text:span></text:p>
      <text:p text:style-name="P8"><text:span text:style-name="T19"><text:tab/></text:span><text:span text:style-name="T24">The votive implications we've seen here, the idealized version of femininity through textile production as a means of honoring the deceased or of </text:span><text:span text:style-name="T37">beseeching</text:span><text:span text:style-name="T24"> the gods </text:span><text:span text:style-name="T19">only works with the conventional epinetra iconography. </text:span><text:span text:style-name="T24">Images of wool working and domesticity </text:span><text:span text:style-name="T19">that conform to the </text:span><text:span text:style-name="T20">patriarchal</text:span><text:span text:style-name="T19"> rules of Greek society </text:span><text:span text:style-name="T24">where industrious women stay indoors and tend to their houses</text:span><text:span text:style-name="T19">. </text:span><text:span text:style-name="T24">How do we <text:s/>account for the wild and uncivilized women who also adorn the walls of epinetra?</text:span></text:p>
      <text:p text:style-name="P5"><text:soft-page-break/><text:tab/><text:span text:style-name="T127">Although dwarfed in comparison to the number of domestic scenes, the four epinetra with Amazons and two with Maenads are surprising if viewed from a patriarchal point of view. Typically Greeks cast Amazons as uncivilized women who threatened the very fabric of Greek society unless supressed by the Greek male.</text:span><text:span text:style-name="T25"><text:note text:id="ftn21" text:note-class="footnote"><text:note-citation>20</text:note-citation><text:note-body><text:p text:style-name="P47">Robertson and Beard. “Adopting an approach,” 31-33.</text:p></text:note-body></text:note></text:span><text:span text:style-name="T108"> The Amazons depicted in Attic black-figure epinetra, however, represent Amazons preparing for battle or riding their horses unopposed. This is a stark contrast to scenes of the brutal subjugation of Amazons by the Greek soldier frequently depicted on Greek pottery. These Amazons subvert normative gender roles and appear to be getting away with it. The most interesting pairing here is the epinetron by the Diosphos Painter (Fig. 16). On side A, women sit in a domestic scene, on side B, Amazons arm themselves. Both groups appear lively and move about, but the Amazons do so with with more freedom. Their legs slant as they run or stop, their arms flail about as they grab their shields, and the feathers on their helmets even break the borders of the frame. When we read the imagery along the contours of the user's body, the domestic scene appears on the exterior, public space, visible to observers, with the molded head of a woman against her knee cap. On the interior of her leg, in the most private space, is where the amazons lie. If we were to read into this a moral lesson, it could be to maintain your proper decorum as an industrious wife but the overall mood of the piece feels lighter than that. It can also be read subversively, from a woman's point of view, that if you maintain your outward decorum, you can still let your inner Amazon survive. </text:span></text:p>
      <text:p text:style-name="P11"><text:tab/>An Attic black-figure epinetron from the National Archaeolgical Museum in Athens offers a similar contrast <text:span text:style-name="T117">in iconography</text:span>.<text:note text:id="ftn22" text:note-class="footnote"><text:note-citation>21</text:note-citation><text:note-body><text:p text:style-name="P48"><text:span text:style-name="T110">This vase does not appear on the Beazley Database, see </text:span>Mercati, <text:span text:style-name="T2">Epinetron,</text:span><text:span text:style-name="T9"> </text:span><text:span text:style-name="T26">115.</text:span></text:p></text:note-body></text:note> On side A three women sit and work wool, the woman on the left has her leg bared to roll <text:span text:style-name="T128">a roving of wool</text:span> against it – presumably <text:span text:style-name="T128">the exact </text:span>behavior that an epinetron <text:span text:style-name="T128">prevented</text:span>. On side B three maenads dance with thyrsoi. <text:span text:style-name="T111">Again, if we follow the </text:span><text:soft-page-break/><text:span text:style-name="T111">path of the iconography along the user's body, the domestic scene takes the public role, facing outward, while the Maenads appear on her inner thigh. In this image, the artist has made an effort to draw parallels between the two compositions. The positioning of the three bodies is similar with the two on the right of the composition facing each other and the figure on the left facing outward. Likewise the movements of the women's arms as they work mimics the movements of the maenad's arms as they dance with their thyrsoi. Casting respectable Greek women in the role of Maenads is not necessarily scandalous, the ecstatic rituals of the Dionysian cult were legitimate religious events.</text:span><text:span text:style-name="T111"><text:note text:id="ftn23" text:note-class="footnote"><text:note-citation>22</text:note-citation><text:note-body><text:p text:style-name="P49">Diodorus<text:span text:style-name="T113"> </text:span>Siculus,<text:span text:style-name="T113"> </text:span>IV.3.2-5</text:p></text:note-body></text:note></text:span><text:span text:style-name="T111"> The act of playing a maenad for the ritual, though was a way for women to escape the bounds of their typically rigid social structure.</text:span><text:span text:style-name="T111"><text:note text:id="ftn24" text:note-class="footnote"><text:note-citation>23</text:note-citation><text:note-body><text:p text:style-name="P49"><text:span text:style-name="T9">K</text:span><text:span text:style-name="T82">euls, </text:span><text:span text:style-name="T89">“Male-Female Interaction in Fifth-Century Dionysiac Ritual,” </text:span><text:span text:style-name="T90">288.</text:span></text:p></text:note-body></text:note></text:span><text:span text:style-name="T111"> The overall message is similar to that of the Amazon epinetron, maintain your industrious and proper demeanor overall, and your inner Maenad can carry you away at the appropriate time. Unlike the Amazon – who the Greek matron could never truly become – Greek women did have the opportunity to loose themselves without loosing their social standing or dignity as Maenads. </text:span></text:p>
      <text:p text:style-name="P5"><text:tab/><text:span text:style-name="T112">Even if the proper religious rituals of the cult of Dionysus were officially sanctioned, these iconographic choices do not fit with the prescriptive attitude of the Domestic scenes and wool working scenes discussed in the first half of this study. Unless the lady in question were a priestess of Dionysus, it seems unlikely that this theme would be chosen as a funerary or votive offering. None of the Attic epinetra with known provenance were discovered in sanctuaries to Dionysus, therefore a votive to his cult seems unlikely.</text:span><text:span text:style-name="T112"><text:note text:id="ftn25" text:note-class="footnote"><text:note-citation>24</text:note-citation><text:note-body><text:p text:style-name="P58">Mercati, <text:span text:style-name="T2">Epinetron,</text:span><text:span text:style-name="T9"> <text:s/></text:span><text:span text:style-name="T33">235</text:span></text:p></text:note-body></text:note></text:span><text:span text:style-name="T112"> </text:span></text:p>
      <text:p text:style-name="P13"><text:tab/>While images of women dressed as Maenads or Amazons seem <text:span text:style-name="T129">odd choices for prescriptive women's iconograpy</text:span>, they do still pertain to the lives of women as a social release valve. <text:span text:style-name="T114">In the dialogue about gendered iconography in Greek art, the symposium is typically the </text:span><text:soft-page-break/><text:span text:style-name="T114">first stop. We know that the symposium was a masculine social event in which the only women would be serving girls, performers, and hetairai, all of whom were available as sexual objects for the enjoyment of the male participants.</text:span><text:span text:style-name="T114"><text:note text:id="ftn26" text:note-class="footnote"><text:note-citation>25</text:note-citation><text:note-body><text:p text:style-name="P50">Blundell, <text:span text:style-name="T3">Women In Ancient Greece</text:span>, <text:span text:style-name="T114">135. Stansbury-O'Donnell, </text:span><text:span text:style-name="T8">Looking at Greek art,</text:span><text:span text:style-name="T114"> 187.</text:span></text:p></text:note-body></text:note></text:span><text:span text:style-name="T114"> It was a social world from which citizen women were excluded. It is surprising, therefore to come across an Attic black-figure epinetron which depicts a sedate domestic scene of women working wool on side A and on side B a symposium featuring men and women. Granted, this is an unusual symposium. Two men recline on cushions on the ground, while a woman sits in front of each of them with an outstretched arm. <text:s/>The presence of the women is difficult to explain, they are fully clothed, and all parties are acting rather sedate. Mercati identifies the scene as a duplicated scene of Dionysus and Ariadne.</text:span><text:span text:style-name="T114"><text:note text:id="ftn27" text:note-class="footnote"><text:note-citation>26</text:note-citation><text:note-body><text:p text:style-name="P51">Mercati, <text:span text:style-name="T2">Epinetron,</text:span><text:span text:style-name="T9"> </text:span><text:span text:style-name="T27">53</text:span></text:p></text:note-body></text:note></text:span><text:span text:style-name="T114"> Their function on the epinetron being to present a happily married couple. She gives very little discussion as to why there are two sets of them. Heinrich gives a more plausible explanation, positing that this is a staged and idealized Dionysian symposium, due to the lack of klines and the vine wreaths that the men wear.</text:span><text:span text:style-name="T114"><text:note text:id="ftn28" text:note-class="footnote"><text:note-citation>27</text:note-citation><text:note-body><text:p text:style-name="P51">Heinrich, <text:span text:style-name="T2">Das Epinetron, </text:span></text:p></text:note-body></text:note></text:span><text:span text:style-name="T114"> In this way, it represents a symposium, but not a symposium that would ever have taken place. This still does not explain what this image was doing on an object intended for women's use to create textiles. If we follow the progression along the user's body, we again find the scene of wool working on the exterior, public, side, while the sympotic scene remains on the interior, private, side. Furthermore, On the British Museum's website, only the domestic scene is pictured, shying away from the controversial topic.</text:span><text:span text:style-name="T114"><text:note text:id="ftn29" text:note-class="footnote"><text:note-citation>28</text:note-citation><text:note-body><text:p text:style-name="P52">British Museum, http://www.britishmuseum.org/research/collection_online/collection_object_details.aspx?objectId=464109&amp;partId=1&amp;matcult=16099&amp;sortBy=imageName&amp;page=1</text:p></text:note-body></text:note></text:span><text:span text:style-name="T114"> </text:span></text:p>
      <text:p text:style-name="P12"><text:tab/><text:span text:style-name="T114">While the mock Dionysian symposium is troubling, another epinetron fragment from Amarynthos is far more explicit.</text:span><text:span text:style-name="T114"><text:note text:id="ftn30" text:note-class="footnote"><text:note-citation>29</text:note-citation><text:note-body><text:p text:style-name="P51">Heinrich, <text:span text:style-name="T2">Das Epinetron, </text:span><text:span text:style-name="T27">130, 174.</text:span></text:p></text:note-body></text:note></text:span><text:span text:style-name="T114"> This scene is a standard symposium scene complete with the sexual overtones typically associated with the subject. Drunken men and women carouse, and in </text:span><text:soft-page-break/><text:span text:style-name="T114">the center, a man and woman lounge on a kline feeding each other. There can be no doubt that the women in this scene are hetairai, and not upstanding Greek women. It may be, as Mercati notes elsewhere a sense of ambivalence on the part of the painter to the audience of the work.</text:span><text:span text:style-name="T114"><text:note text:id="ftn31" text:note-class="footnote"><text:note-citation>30</text:note-citation><text:note-body><text:p text:style-name="P53">Mercati, <text:span text:style-name="T2">Epinetron,</text:span><text:span text:style-name="T9"> </text:span><text:span text:style-name="T28">48. </text:span></text:p></text:note-body></text:note></text:span><text:span text:style-name="T114"> The scene of the symposium was a familiar subject for the painter and he therefore painted it indiscriminately without heeding what he was painting it on. I find this explanation somewhat dismissive. The fragment was found in the temple of Artemis at Amarysia, and was therefore a votive offering. If we presume that epinetra are votives given either by or in the name of women, it seems rather careless to make such an offering without motive. I find it more plausible that the donor was herself a hetaira (or courtesan), a woman accustomed to the symposium, and the imagery reflects its user. </text:span></text:p>
      <text:p text:style-name="P14"><text:tab/>These subversive themes for female gendered artifacts opens the floor for a discussion of the market. Who were these objects produced for, who chose what to depict, and why would they choose that. Although an object was made to be used exclusively by women, this does not mean that she had any agency in the transaction or choice in the subject.<text:note text:id="ftn32" text:note-class="footnote"><text:note-citation>31</text:note-citation><text:note-body><text:p text:style-name="P54">Stansbury-O'Donnell, <text:span text:style-name="T2">Looking at Greek art,</text:span><text:span text:style-name="T9"> </text:span><text:span text:style-name="T29">183.</text:span></text:p></text:note-body></text:note> As discussed above, in the case of funerary objects, it is likely that the woman had little to no say in what was chosen as her grave goods as such tasks are typically undertaken by the survivors. Even in the case <text:span text:style-name="T131">of women as consumers or donors of votive offerings</text:span>, we have <text:span text:style-name="T130">little</text:span> understanding of how women fit into the free market. It is still likely that the Greek housewife would have little control or say over household purchases in such a public place as a market<text:span text:style-name="T115">.</text:span><text:span text:style-name="T115"><text:note text:id="ftn33" text:note-class="footnote"><text:note-citation>32</text:note-citation><text:note-body><text:p text:style-name="P55">Stansbury-O'Donnell, <text:span text:style-name="T2">Looking at Greek art,</text:span><text:span text:style-name="T9"> <text:s/></text:span><text:span text:style-name="T30">190</text:span></text:p></text:note-body></text:note></text:span><text:span text:style-name="T115"> </text:span></text:p>
      <text:p text:style-name="P14"><text:tab/><text:span text:style-name="T115">In the case of upper class citizen women, who were likely the target of the extravagant vessels, it is likely that the images were chosen by a male relative. If he were kind, he may take into account her own interests, but it is unlikely that he would intentionally encourage subversive </text:span><text:soft-page-break/><text:span text:style-name="T115">behavior in his own dependent. Those women likely received the somber and proper images of domestic industry. <text:s/>Hetairai, however, lived far more freely than did citizen women. They had their own money which they earned through their own labors and presumably spent by themselves without the intervention of men. </text:span></text:p>
      <text:p text:style-name="P14"><text:tab/><text:span text:style-name="T115">An Attic red figure epinetra depicts a scene recognizable from other contexts as gentlemen engaging the services of hetairai (Fig. 21). On side A a youth holds out a pouch towards the seated woman, a standard signal of monetary exchange for the services of a hetairai.</text:span><text:span text:style-name="T115"><text:note text:id="ftn34" text:note-class="footnote"><text:note-citation>33</text:note-citation><text:note-body><text:p text:style-name="P56">Ibid. 188. <text:span text:style-name="T9">K</text:span><text:span text:style-name="T82">euls, “Attic Vase-Painting and the Home Textile Industry,” 227.</text:span></text:p></text:note-body></text:note></text:span><text:span text:style-name="T115"> Scenes such as this are often combined with images of wool working, giving rise to the concept of the 'spinning hetairai', which argues that although wool work is often employed as a symbol of the chaste Greek wife, spinning women are not always wives. The presence of this iconography on an epinetron furthers this link between wool work and prostitution. As Bundrick points out, however, we cannot conclusively link any of these women as hetairai – except those at the symposia.</text:span><text:span text:style-name="T115"><text:note text:id="ftn35" text:note-class="footnote"><text:note-citation>34</text:note-citation><text:note-body><text:p text:style-name="P57">Bundrick, “Fabric of the City<text:span text:style-name="T9">,” <text:s/>296.</text:span></text:p></text:note-body></text:note></text:span><text:span text:style-name="T115"> There are also numerous domestic scenes on epinetra which show men and women together in the same domestic space (Fig. 2-4) without identifying the women as hetairai. It is probable that many of these scenes reflect members of the same family mingling together. </text:span></text:p>
      <text:p text:style-name="P15"><text:tab/><text:span text:style-name="T116">I earlier remarked that the point of view of the epinetron, if indeed worn at all, would be intended for display, not for the eyes of the user. It is possible that with the aspect of voyeurism involved in the working of wool played a role in the choices of iconography. Particularly with themes that fall outside of the realm of women that are represented on epinetra, it is possible that men were indeed buying the somewhat scandalous epinetra for their wives or hetairai for their own visual consumption. </text:span></text:p>
      <text:p text:style-name="P62"><text:tab/>Although the use of epinetra fell exclusively in the realm of women, I believe that the <text:soft-page-break/>market and possibly the audience remained multivalent. Although I've given several possible avenues by which these objects may have come to be made, viewed and used, the primary outcome of this study is the acknowledgement that even when we have access to such a clean source of gendered artifacts, the subversive aspects of those objects must not be ignored. </text:p>
      <text:p text:style-name="P22">Allison, P.M. 2006. “Mapping for gender: Interpreting artefact distribution inside 1st and 2nd century A.D. forts in Roman Germany.” <text:span text:style-name="T3">Archaeological Dialogues</text:span> 13(1): 1-20.</text:p>
      <text:p text:style-name="P24"/>
      <text:p text:style-name="P24">Barber, E. J. W. 1994. <text:span text:style-name="T2">Women's work: the first 20,000 years : women, cloth, and society in early times</text:span>. New York: Norton. </text:p>
      <text:p text:style-name="P24"/>
      <text:p text:style-name="P25">Beazley Pottery Database. Last modified November 10, 2013. <text:a xlink:type="simple" xlink:href="http://www.beazley.ox.ac.uk/" text:style-name="Internet_20_link" text:visited-style-name="Visited_20_Internet_20_Link">http://www.beazley.ox.ac.uk</text:a></text:p>
      <text:p text:style-name="P25"/>
      <text:p text:style-name="P25">Blundell, Sue. <text:span text:style-name="T118">1995.</text:span> <text:span text:style-name="T2">Women In Ancient Greece.</text:span> Cambridge, Mass.: Harvard University Press. </text:p>
      <text:p text:style-name="P24"/>
      <text:p text:style-name="P26">Boardman, John. 2001. <text:span text:style-name="T2">The history of Greek vases: potters, painters, and pictures</text:span>. New York, N.Y.: Thames &amp; Hudson. </text:p>
      <text:p text:style-name="P24"/>
      <text:p text:style-name="P24">Bundrick, Sheramy D. 2008. “The Fabric of the City: Imagining Textile Production in Classical Athens.” <text:span text:style-name="T3">Hesperia </text:span><text:span text:style-name="T9">77.2: 283-334.</text:span></text:p>
      <text:p text:style-name="P27"/>
      <text:p text:style-name="P27">Cahill, Nicholas. <text:span text:style-name="T119">2002.</text:span> <text:span text:style-name="T2">Household and City Organization At Olynthus.</text:span> New Haven [Conn.]: Yale University Press. </text:p>
      <text:p text:style-name="P27"/>
      <text:p text:style-name="P27"><text:span text:style-name="T9">F</text:span><text:span text:style-name="T91">ischer, Marina. 2013. “Ancient Greek Prostitutes and the Textile Industry in Attic Vase-Painting.” </text:span><text:span text:style-name="T96">Classical World</text:span><text:span text:style-name="T91"> 106.2: 219-259.</text:span></text:p>
      <text:p text:style-name="P28"/>
      <text:p text:style-name="P27">G<text:span text:style-name="T88">illis, Carole, and Marie-Louise Nosch. 2007. <text:s/></text:span><text:span text:style-name="T93">Ancient Textiles : Production, Craft and Society : Proceedings of the First International Conference On Ancient Textiles, Held At Lund, Sweden, and Copenhagen, Denmark, On March 19-23, 2003.</text:span><text:span text:style-name="T88"> Oxford: Oxbow Books. </text:span></text:p>
      <text:p text:style-name="P27"/>
      <text:p text:style-name="P27">Heinrich, Frauke. 2006. <text:span text:style-name="T2">Das Epinetron: Aspekte der weiblichen Lebenswelt im Spiegel eines Arbeitsgeräts</text:span>. Rahden: VML, Verlag Marie Leidorf. </text:p>
      <text:p text:style-name="P27"/>
      <text:p text:style-name="P27">Kanowski, M. G. 1984. <text:span text:style-name="T2">Containers of classical Greece: a handbook of shapes</text:span>. St. Lucia, Queensland: University of Queensland Press. </text:p>
      <text:p text:style-name="P28"/>
      <text:p text:style-name="P27"><text:span text:style-name="T9">K</text:span><text:span text:style-name="T82">euls, Eva C. 1983. “Attic Vase-Painting and the Home Textile Industry.” In </text:span><text:span text:style-name="T94">Ancient Greek Art, </text:span><text:span text:style-name="T82">edited by Moon, 209-230. Madison: University of Wisconsin Press.</text:span></text:p>
      <text:p text:style-name="P27"/>
      <text:p text:style-name="P31"><text:span text:style-name="T89">_____. 1984. “Male-Female Interaction in Fifth-Century Dionysiac Ritual as Shown in Attic Vase Painting.” </text:span><text:span text:style-name="T95">ZPE</text:span><text:span text:style-name="T89"> 55: 287-297.</text:span></text:p>
      <text:p text:style-name="P27"/>
      <text:p text:style-name="P27">_____. <text:span text:style-name="T119">1993.</text:span> <text:span text:style-name="T2">The Reign of the Phallus : Sexual Politics In Ancient Athens.</text:span> Berkeley: University of California Press.</text:p>
      <text:p text:style-name="P27"/>
      <text:p text:style-name="P27"><text:span text:style-name="T101">Kissell, Mary Lois. 1918. “Ancient Greek Yarn-Making .” </text:span><text:span text:style-name="T5">Metropolitan Museum of Art Bulletin</text:span><text:span text:style-name="T31"> 13.11: 235-237.</text:span></text:p>
      <text:p text:style-name="P27"/>
      <text:p text:style-name="P30"><text:span text:style-name="T83">Kousser, Rachel. 2004. “The World of Aphrodite in the Late Fifth Century B.C.” In </text:span><text:span text:style-name="T2">Greek Vases, </text:span><text:soft-page-break/><text:span text:style-name="T2">Images, and Controversies : Proceedings of the Conference Sponsored by the Center for the Ancient Mediterranean At Columbia University, 23-24 March 2002,</text:span><text:span text:style-name="T9"> </text:span><text:span text:style-name="T32">edited by Clemente Marconi, 97-112. </text:span>Leiden: Brill. </text:p>
      <text:p text:style-name="P30"/>
      <text:p text:style-name="P30">Mercati, Chiara. 2003. <text:span text:style-name="T2">Epinetron: storia di una forma ceramica fra archeologia e cultura</text:span>. Città di Castello: Petruzzi. </text:p>
      <text:p text:style-name="P30"/>
      <text:p text:style-name="P30">Moore, Mary B., Mary Zelia Pease Philippides, and Dietrich Von Bothmer. 1986. <text:span text:style-name="T2">Attic black-figured pottery</text:span>. Princeton, N.J.: American School of Classical Studies at Athens. </text:p>
      <text:p text:style-name="P29"/>
      <text:p text:style-name="P28">Robinson, David M. 1945. “A New Attic Onos or Epinetron.” <text:span text:style-name="T3">AJA </text:span><text:span text:style-name="T9">49(4): 480-490.</text:span></text:p>
      <text:p text:style-name="P29"/>
      <text:p text:style-name="P30"><text:span text:style-name="T106">Robinson, David M. 1950. </text:span><text:span text:style-name="T6">Excavations at Olynthus. 13, 13</text:span><text:span text:style-name="T106">. Baltimore: Johns Hopkins. </text:span></text:p>
      <text:p text:style-name="P30"/>
      <text:p text:style-name="P28">Smith, Amy C. 2005. “The Politics of Weddings at Athens: an Iconographic Assessment.” <text:span text:style-name="T3">Leeds International Classical Studies </text:span><text:span text:style-name="T9">4(1): 1-32.</text:span></text:p>
      <text:p text:style-name="P27"/>
      <text:p text:style-name="P27">Stansbury-O'Donnell, Mark. 2011. <text:span text:style-name="T2">Looking at Greek art</text:span>. Cambridge: Cambridge University Press. </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roman"/>
    <style:font-face style:name="Palatino" svg:font-family="Palatino" style:font-family-generic="roman"/>
    <style:font-face style:name="Times New Roman1" svg:font-family="'Times New Roman'" style:font-family-generic="roman"/>
    <style:font-face style:name="FreeSans2"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loext: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loext: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00680e" officeooo:paragraph-rsid="0000680e"/>
    </style:style>
    <style:page-layout style:name="Mpm1">
      <style:page-layout-properties fo:page-width="8.5in" fo:page-height="11in" style:num-format="1" style:print-orientation="portrait" fo:margin-top="0.7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3752in" fo:margin-left="0in" fo:margin-right="0in" fo:margin-bottom="0.1965in"/>
      </style:header-style>
      <style:footer-style/>
    </style:page-layout>
  </office:automatic-styles>
  <office:master-styles>
    <style:master-page style:name="Standard" style:page-layout-name="Mpm1">
      <style:header>
        <text:p text:style-name="MP1">Morgan Lemmer-Webber, <text:page-number text:select-page="current">1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Lemmer-Webber</meta:initial-creator>
    <meta:creation-date>2014-12-12T00:03:55.530719169</meta:creation-date>
    <dc:date>2018-03-11T15:46:45.503912265</dc:date>
    <dc:creator>Morgan Lemmer-Webber</dc:creator>
    <meta:editing-duration>PT17H14M46S</meta:editing-duration>
    <meta:editing-cycles>37</meta:editing-cycles>
    <meta:generator>LibreOffice/5.2.7.2$Linux_X86_64 LibreOffice_project/20m0$Build-2</meta:generator>
    <meta:printed-by>Morgan Lemmer-Webber</meta:printed-by>
    <meta:print-date>2015-11-10T11:35:39.696162258</meta:print-date>
    <meta:document-statistic meta:table-count="0" meta:image-count="0" meta:object-count="0" meta:page-count="14" meta:paragraph-count="82" meta:word-count="4396" meta:character-count="26843" meta:non-whitespace-character-count="22455"/>
  </office:meta>
</office:document-meta>
</file>